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CC00000252A911D5ECF149BC2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oogle Sans SemiBold" svg:font-family="'Google Sans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oogle Sans SemiBold1" svg:font-family="'Google Sans SemiBold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Arial" fo:font-size="14pt" fo:font-weight="bold" style:font-name-asian="Arial1" style:font-size-asian="14pt" style:font-weight-asian="bold" style:font-name-complex="Arial1" style:font-size-complex="14pt"/>
    </style:style>
    <style:style style:name="P2" style:family="paragraph" style:parent-style-name="Standard">
      <style:paragraph-properties fo:margin-top="0in" fo:margin-bottom="0.139in" loext:contextual-spacing="false" fo:line-height="115%" fo:break-before="auto" fo:break-after="auto"/>
    </style:style>
    <style:style style:name="P3" style:family="paragraph" style:parent-style-name="Standard">
      <style:paragraph-properties fo:margin-top="0in" fo:margin-bottom="0.139in" loext:contextual-spacing="false" fo:line-height="115%" fo:orphans="0" fo:widows="0" fo:break-before="auto" fo:break-after="auto"/>
    </style:style>
    <style:style style:name="P4" style:family="paragraph" style:parent-style-name="Standard">
      <style:paragraph-properties fo:margin-top="0in" fo:margin-bottom="0.139in" loext:contextual-spacing="false" fo:line-height="100%" fo:break-before="auto" fo:break-after="auto"/>
    </style:style>
    <style:style style:name="P5" style:family="paragraph" style:parent-style-name="Standard">
      <style:paragraph-properties fo:margin-top="0in" fo:margin-bottom="0.139in" loext:contextual-spacing="false" fo:line-height="115%" fo:break-before="auto" fo:break-after="auto"/>
      <style:text-properties fo:color="#434343"/>
    </style:style>
    <style:style style:name="P6" style:family="paragraph" style:parent-style-name="Standard">
      <style:paragraph-properties fo:margin-top="0in" fo:margin-bottom="0.139in" loext:contextual-spacing="false" fo:line-height="115%" fo:orphans="0" fo:widows="0" fo:break-before="auto" fo:break-after="auto"/>
      <style:text-properties fo:color="#434343" style:font-name="Arial" style:font-name-asian="Arial1" style:font-name-complex="Arial1"/>
    </style:style>
    <style:style style:name="P7" style:family="paragraph" style:parent-style-name="Standard">
      <style:paragraph-properties fo:margin-top="0in" fo:margin-bottom="0.139in" loext:contextual-spacing="false" fo:line-height="115%" fo:orphans="0" fo:widows="0" fo:break-before="auto" fo:break-after="auto"/>
      <style:text-properties fo:color="#4285f4" style:font-name="Arial" fo:font-size="30pt" style:font-name-asian="Arial1" style:font-size-asian="30pt" style:font-name-complex="Arial1" style:font-size-complex="30pt"/>
    </style:style>
    <style:style style:name="P8" style:family="paragraph" style:parent-style-name="Standard">
      <style:paragraph-properties fo:margin-top="0in" fo:margin-bottom="0.139in" loext:contextual-spacing="false" fo:line-height="100%"/>
    </style:style>
    <style:style style:name="P9" style:family="paragraph" style:parent-style-name="Standard">
      <style:paragraph-properties fo:margin-top="0in" fo:margin-bottom="0.139in" loext:contextual-spacing="false" fo:line-height="100%" fo:orphans="0" fo:widows="0"/>
    </style:style>
    <style:style style:name="P10" style:family="paragraph" style:parent-style-name="Heading_20_1" style:master-page-name="First_20_Page">
      <style:paragraph-properties fo:margin-top="0in" fo:margin-bottom="0.139in" loext:contextual-spacing="false" fo:line-height="100%" style:page-number="1"/>
    </style:style>
    <style:style style:name="P11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Google Sans SemiBold" style:font-name-asian="Google Sans SemiBold1" style:font-name-complex="Google Sans SemiBold1"/>
    </style:style>
    <style:style style:name="T2" style:family="text">
      <style:text-properties fo:color="#4285f4" fo:font-size="30pt" style:font-size-asian="30pt" style:font-size-complex="30pt"/>
    </style:style>
    <style:style style:name="T3" style:family="text">
      <style:text-properties fo:color="#4285f4" style:font-name="Arial" fo:font-size="30pt" style:font-name-asian="Arial1" style:font-size-asian="30pt" style:font-name-complex="Arial1" style:font-size-complex="30pt"/>
    </style:style>
    <style:style style:name="T4" style:family="text">
      <style:text-properties fo:color="#4285f4" style:font-name="Arial" fo:font-size="24pt" style:font-name-asian="Arial1" style:font-size-asian="24pt" style:font-name-complex="Arial1" style:font-size-complex="24pt"/>
    </style:style>
    <style:style style:name="T5" style:family="text">
      <style:text-properties fo:color="#434343" style:font-name="Arial" fo:font-weight="bold" style:font-name-asian="Arial1" style:font-weight-asian="bold" style:font-name-complex="Arial1"/>
    </style:style>
    <style:style style:name="T6" style:family="text">
      <style:text-properties fo:color="#434343" style:font-name="Arial" style:font-name-asian="Arial1" style:font-name-complex="Arial1"/>
    </style:style>
    <style:style style:name="T7" style:family="text">
      <style:text-properties fo:color="#434343" style:font-name="Arial" style:font-name-asian="Arial1" style:font-name-complex="Arial1" fo:background-color="#ffffff"/>
    </style:style>
    <style:style style:name="T8" style:family="text">
      <style:text-properties fo:color="#434343" fo:font-weight="bold" style:font-weight-asian="bold"/>
    </style:style>
    <style:style style:name="T9" style:family="text">
      <style:text-properties fo:color="#434343"/>
    </style:style>
    <style:style style:name="T10" style:family="text">
      <style:text-properties fo:color="#434343" fo:background-color="#ffffff"/>
    </style:style>
    <style:style style:name="T11" style:family="text">
      <style:text-properties style:font-name="Arial" fo:font-size="48pt" style:font-name-asian="Arial1" style:font-size-asian="48pt" style:font-name-complex="Arial1" style:font-size-complex="48pt"/>
    </style:style>
    <style:style style:name="T12" style:family="text">
      <style:text-properties style:font-name="Arial" fo:font-size="36pt" style:font-name-asian="Arial1" style:font-size-asian="36pt" style:font-name-complex="Arial1" style:font-size-complex="36pt"/>
    </style:style>
    <style:style style:name="T13" style:family="text">
      <style:text-properties style:font-name="Arial" fo:font-size="24pt" style:font-name-asian="Arial1" style:font-size-asian="24pt" style:font-name-complex="Arial1" style:font-size-complex="24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.3626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o9l2dv7ck3uu"/><text:span text:style-name="T1">Terms and definitions from Course 2</text:span></text:p>
      <text:p text:style-name="P2"><text:span text:style-name="T3">A</text:span></text:p>
      <text:p text:style-name="P2"><text:span text:style-name="T5">Action-oriented question: </text:span><text:span text:style-name="T6">A question whose answers lead to change </text:span></text:p>
      <text:p text:style-name="P8"><text:span text:style-name="T8">Algorithm: </text:span><text:span text:style-name="T9">A process or set of rules followed for a specific task</text:span></text:p>
      <text:p text:style-name="P8"><text:span text:style-name="T8">AVERAGE</text:span><text:span text:style-name="T9">: A spreadsheet function that returns an average of the values from a selected range </text:span></text:p>
      <text:p text:style-name="P2"><text:span text:style-name="T3">B</text:span></text:p>
      <text:p text:style-name="P2"><text:span text:style-name="T5">Big data:</text:span><text:span text:style-name="T6"> Large, complex datasets typically involving long periods of time, which enable data analysts to address far-reaching business problems </text:span></text:p>
      <text:p text:style-name="P8"><text:span text:style-name="T8">Borders</text:span><text:span text:style-name="T9">: Lines that can be added around two or more cells on a spreadsheet</text:span></text:p>
      <text:p text:style-name="P2"><text:span text:style-name="T3">C</text:span></text:p>
      <text:p text:style-name="P2"><text:span text:style-name="T5">Cell reference: </text:span><text:span text:style-name="T6">A cell or a range of cells in a worksheet typically used in formulas and functions</text:span></text:p>
      <text:p text:style-name="P8"><text:span text:style-name="T8">Cloud: </text:span><text:span text:style-name="T9">A place to keep data online, rather than a computer hard drive</text:span></text:p>
      <text:p text:style-name="P8"><text:span text:style-name="T8">COUNT</text:span><text:span text:style-name="T9">: A spreadsheet function that counts the number of cells in a range that meet a specific criteria</text:span></text:p>
      <text:p text:style-name="P2"><text:span text:style-name="T3">D</text:span></text:p>
      <text:p text:style-name="P2"><text:span text:style-name="T5">Dashboard: </text:span><text:span text:style-name="T6">A tool that monitors live, incoming data</text:span></text:p>
      <text:p text:style-name="P8"><text:span text:style-name="T8">Data analysis process: </text:span><text:span text:style-name="T9">The six phases of ask, prepare, process, analyze, share, and act whose purpose is to gain insights that drive informed decision-making</text:span></text:p>
      <text:p text:style-name="P8"><text:span text:style-name="T8">Data-inspired decision-making:</text:span><text:span text:style-name="T9"> The process of exploring different data sources to find out what they have in common</text:span></text:p>
      <text:p text:style-name="P2"><text:span text:style-name="T5">Data life cycle: </text:span><text:span text:style-name="T6">The sequence of stages that data experiences, which include plan, capture, manage, analyze, archive, and destroy</text:span></text:p>
      <text:p text:style-name="P2"><text:span text:style-name="T3">E</text:span></text:p>
      <text:p text:style-name="P4"><text:span text:style-name="T5">Equation:</text:span><text:span text:style-name="T6"> A calculation that involves addition, subtraction, multiplication, or division (also called a math expression)</text:span></text:p>
      <text:p text:style-name="P2"><text:span text:style-name="T3">F</text:span></text:p>
      <text:p text:style-name="P3"><text:span text:style-name="T5">Fill handle:</text:span><text:span text:style-name="T6"> A box in the lower-right-hand corner of a selected spreadsheet cell that can be dragged through neighboring cells in order to continue an instruction</text:span></text:p>
      <text:p text:style-name="P8"><text:span text:style-name="T8">Filtering:</text:span><text:span text:style-name="T9"> The process of showing only the data that meets a specified criteria while hiding the rest</text:span></text:p>
      <text:p text:style-name="P2"><text:span text:style-name="T3">G</text:span></text:p>
      <text:p text:style-name="P2"><text:span text:style-name="T3">H</text:span></text:p>
      <text:p text:style-name="P4"><text:span text:style-name="T5">Header:</text:span><text:span text:style-name="T6"> The first row in a spreadsheet that labels the type of data in each column</text:span></text:p>
      <text:p text:style-name="P2"><text:soft-page-break/><text:span text:style-name="T3">I</text:span></text:p>
      <text:p text:style-name="P2"><text:span text:style-name="T3">J</text:span></text:p>
      <text:p text:style-name="P2"><text:span text:style-name="T3">K</text:span></text:p>
      <text:p text:style-name="P2"><text:span text:style-name="T3">L</text:span></text:p>
      <text:p text:style-name="P2"><text:span text:style-name="T5">Leading question: </text:span><text:span text:style-name="T6">A question that steers people toward a certain response </text:span></text:p>
      <text:p text:style-name="P2"><text:span text:style-name="T3">M</text:span></text:p>
      <text:p text:style-name="P4"><text:span text:style-name="T5">Math expression: </text:span><text:span text:style-name="T6">A calculation that involves addition, subtraction, multiplication, or division (also called an equation)</text:span></text:p>
      <text:p text:style-name="P8"><text:span text:style-name="T8">Math function</text:span><text:span text:style-name="T9">: A function that is used as part of a mathematical formula</text:span></text:p>
      <text:p text:style-name="P8"><text:span text:style-name="T8">MAX: </text:span><text:span text:style-name="T9">A spreadsheet function that returns </text:span><text:span text:style-name="T10">the largest numeric </text:span><text:span text:style-name="T9">value</text:span><text:span text:style-name="T10"> from a range of cells</text:span></text:p>
      <text:p text:style-name="P8"><text:span text:style-name="T8">Measurable question: </text:span><text:span text:style-name="T9">A question whose answers can be quantified and assessed</text:span></text:p>
      <text:p text:style-name="P8"><text:span text:style-name="T8">Metric:</text:span><text:span text:style-name="T9"> A single, quantifiable type of data that is used for measurement </text:span></text:p>
      <text:p text:style-name="P8"><text:span text:style-name="T8">Metric goal: </text:span><text:span text:style-name="T9">A measurable goal set by a company and evaluated using metrics</text:span></text:p>
      <text:p text:style-name="P8"><text:span text:style-name="T8">MIN</text:span><text:span text:style-name="T9">: A spreadsheet function that returns </text:span><text:span text:style-name="T10">the smallest numeric </text:span><text:span text:style-name="T9">value</text:span><text:span text:style-name="T10"> from a range of cells</text:span></text:p>
      <text:p text:style-name="P2"><text:span text:style-name="T3">N</text:span></text:p>
      <text:p text:style-name="P2"><text:span text:style-name="T3">O</text:span></text:p>
      <text:p text:style-name="P2"><text:span text:style-name="T5">Open data: </text:span><text:span text:style-name="T6">Data that is available to the public</text:span></text:p>
      <text:p text:style-name="P8"><text:span text:style-name="T8">Operator: </text:span><text:span text:style-name="T9">A symbol that names the operation or calculation to be performed</text:span></text:p>
      <text:p text:style-name="P8"><text:span text:style-name="T8">Order of operations:</text:span><text:span text:style-name="T9"> Using parentheses to group together spreadsheet values in order to clarify the order in which operations should be performed</text:span></text:p>
      <text:p text:style-name="P2"><text:span text:style-name="T3">P</text:span></text:p>
      <text:p text:style-name="P9"><text:span text:style-name="T8">Pivot chart: </text:span><text:span text:style-name="T9">A chart created from the fields in a pivot table </text:span></text:p>
      <text:p text:style-name="P9"><text:span text:style-name="T8">Pivot table: </text:span><text:span text:style-name="T9">A data summarization tool used to sort, reorganize, group, count, total, or average data</text:span></text:p>
      <text:p text:style-name="P9"><text:span text:style-name="T8">Problem domain:</text:span><text:span text:style-name="T9"> The area of analysis that encompasses every activity affecting or affected by a problem</text:span></text:p>
      <text:p text:style-name="P8"><text:span text:style-name="T8">Problem types: </text:span><text:span text:style-name="T9">The various problems that data analysts encounter, including categorizing things, discovering connections, finding patterns, identifying themes, making predictions, and spotting something unusual</text:span></text:p>
      <text:p text:style-name="P5"/>
      <text:p text:style-name="P2"><text:span text:style-name="T3">Q</text:span></text:p>
      <text:p text:style-name="P3"><text:span text:style-name="T5">Qualitative data: </text:span><text:span text:style-name="T6">A subjective and explanatory measure of a quality or characteristic</text:span></text:p>
      <text:p text:style-name="P9"><text:soft-page-break/><text:span text:style-name="T8">Quantitative data: </text:span><text:span text:style-name="T9">A specific and objective measure, such as a number, quantity, or range</text:span></text:p>
      <text:p text:style-name="P2"><text:span text:style-name="T3">R</text:span></text:p>
      <text:p text:style-name="P9"><text:span text:style-name="T8">Range: </text:span><text:span text:style-name="T9">A collection of two or more cells in a spreadsheet</text:span></text:p>
      <text:p text:style-name="P9"><text:span text:style-name="T8">Reframing:</text:span><text:span text:style-name="T9"> Restating a problem or challenge, then redirecting it toward a potential resolution </text:span></text:p>
      <text:p text:style-name="P9"><text:span text:style-name="T8">Relevant question: </text:span><text:span text:style-name="T9">A question that has significance to the problem to be solved</text:span></text:p>
      <text:p text:style-name="P9"><text:span text:style-name="T8">Report: </text:span><text:span text:style-name="T9">A static collection of data periodically given to stakeholders </text:span></text:p>
      <text:p text:style-name="P9"><text:span text:style-name="T8">Return on investment (ROI): </text:span><text:span text:style-name="T9">A formula that uses the metrics of investment and profit to evaluate the success of an investment</text:span></text:p>
      <text:p text:style-name="P9"><text:span text:style-name="T8">Revenue:</text:span><text:span text:style-name="T9"> The total amount of income generated by the sale of goods or services </text:span></text:p>
      <text:p text:style-name="P2"><text:span text:style-name="T3">S</text:span></text:p>
      <text:p text:style-name="P2"><text:span text:style-name="T5">Scope of work (SOW): </text:span><text:span text:style-name="T6">An agreed-upon outline of the tasks to be performed during a project</text:span></text:p>
      <text:p text:style-name="P8"><text:span text:style-name="T8">Small data:</text:span><text:span text:style-name="T9"> Small, specific data points typically involving a short period of time, which are useful for making day-to-day decisions</text:span></text:p>
      <text:p text:style-name="P8"><text:span text:style-name="T8">SMART methodology: </text:span><text:span text:style-name="T9">A tool for determining a question’s effectiveness based on whether it is specific, measurable, action-oriented, relevant, and time-bound </text:span></text:p>
      <text:p text:style-name="P9"><text:span text:style-name="T8">Sorting: </text:span><text:span text:style-name="T9">The process of arranging data into a meaningful order to make it easier to understand, analyze, and visualize</text:span></text:p>
      <text:p text:style-name="P8"><text:span text:style-name="T8">Specific question: </text:span><text:span text:style-name="T9">A question that is simple, significant, and focused on a single topic or a few closely related ideas</text:span></text:p>
      <text:p text:style-name="P8"><text:span text:style-name="T8">Structured thinking:</text:span><text:span text:style-name="T9"> The process of recognizing the current problem or situation, organizing available information, revealing gaps and opportunities, and identifying options </text:span></text:p>
      <text:p text:style-name="P8"><text:span text:style-name="T8">SUM:</text:span><text:span text:style-name="T9"> A spreadsheet function that adds the values of a selected range of cells</text:span></text:p>
      <text:p text:style-name="P2"><text:span text:style-name="T3">T</text:span></text:p>
      <text:p text:style-name="P8"><text:span text:style-name="T8">Time-bound question: </text:span><text:span text:style-name="T9">A question that specifies a timeframe to be studied </text:span></text:p>
      <text:p text:style-name="P2"><text:span text:style-name="T6"><text:s/></text:span><text:span text:style-name="T8">Turnover rate:</text:span><text:span text:style-name="T9"> The rate at which employees voluntarily leave a company</text:span></text:p>
      <text:p text:style-name="P2"><text:span text:style-name="T3">U</text:span></text:p>
      <text:p text:style-name="P2"><text:span text:style-name="T5">Unfair question: </text:span><text:span text:style-name="T6">A question that makes assumptions or is difficult to answer honestly </text:span></text:p>
      <text:p text:style-name="P2"><text:span text:style-name="T3">V</text:span></text:p>
      <text:p text:style-name="P2"><text:span text:style-name="T3">W</text:span></text:p>
      <text:p text:style-name="P2"><text:span text:style-name="T3">X</text:span></text:p>
      <text:p text:style-name="P2"><text:span text:style-name="T3">Y</text:span></text:p>
      <text:p text:style-name="P2"><text:span text:style-name="T3">Z</text:span></text:p>
      <text:p text:style-name="P6"><text:soft-page-break/></text:p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oogle Sans SemiBold" svg:font-family="'Google Sans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oogle Sans SemiBold1" svg:font-family="'Google Sans SemiBold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color="#666666" style:font-name="Arial" fo:font-size="14pt" fo:font-weight="bold" style:font-name-asian="Arial1" style:font-size-asian="14pt" style:font-weight-asian="bold" style:font-name-complex="Arial1" style:font-size-complex="14pt"/>
    </style:style>
    <style:style style:name="MP2" style:family="paragraph">
      <loext:graphic-properties draw:fill="solid" draw:fill-color="#a0a0a0"/>
      <style:paragraph-properties fo:text-align="center"/>
    </style:style>
    <style:style style:name="MT1" style:family="text">
      <style:text-properties style:font-name="Arial" fo:font-size="48pt" style:font-name-asian="Arial1" style:font-size-asian="48pt" style:font-name-complex="Arial1" style:font-size-complex="48pt"/>
    </style:style>
    <style:style style:name="MT2" style:family="text">
      <style:text-properties style:font-name="Arial" fo:font-size="36pt" style:font-name-asian="Arial1" style:font-size-asian="36pt" style:font-name-complex="Arial1" style:font-size-complex="36pt"/>
    </style:style>
    <style:style style:name="MT3" style:family="text">
      <style:text-properties fo:color="#4285f4" style:font-name="Arial" fo:font-size="24pt" style:font-name-asian="Arial1" style:font-size-asian="24pt" style:font-name-complex="Arial1" style:font-size-complex="24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.3626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5in" fo:page-height="11in" style:num-format="1" style:print-orientation="portrait" fo:margin-top="0.7866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134in" fo:margin-left="0in" fo:margin-right="0in" fo:margin-bottom="0.1744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.7866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134in" fo:margin-left="0in" fo:margin-right="0in" fo:margin-bottom="0.1744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><text:span text:style-name="MT1">Glossary</text:span><text:span text:style-name="MT2"><text:line-break/></text:span><text:span text:style-name="MT3">Data Analytics</text:span><draw:rect text:anchor-type="as-char" style:rel-width="100%" draw:z-index="1" draw:style-name="Mgr1" draw:text-style-name="MP2" svg:width="0.0012in" svg:height="0.0213in"><text:p/></draw:rect><draw:frame draw:style-name="Mfr1" draw:name="image1.png" text:anchor-type="char" svg:x="4.5937in" svg:y="-0.5102in" svg:width="2.578in" svg:height="2.0008in" draw:z-index="0"><draw:image xlink:href="Pictures/10000201000002CC00000252A911D5ECF149BC2A.png" xlink:type="simple" xlink:show="embed" xlink:actuate="onLoad" loext:mime-type="image/png"/></draw:frame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77" meta:word-count="785" meta:character-count="4897" meta:non-whitespace-character-count="4175"/>
    <meta:generator>LibreOfficeDev/6.0.5.2$Linux_X86_64 LibreOffice_project/</meta:generator>
  </office:meta>
</office:document-meta>
</file>